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46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tack_trace_nn_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3"/>
        <table:table-column table:style-name="co14" table:number-columns-repeated="4" table:default-cell-style-name="Default"/>
        <table:table-column table:style-name="co14" table:default-cell-style-name="ce2"/>
        <table:table-column table:style-name="co14" table:number-columns-repeated="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o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10 f32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20 f32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30 f32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40 <text:s/>f32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40 f16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40 f8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car_noRandom/vpython_car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diabetes_noRandom/vpython_diabetes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2678" calcext:value-type="float">
            <text:p>52678</text:p>
          </table:table-cell>
          <table:table-cell office:value-type="float" office:value="108216" calcext:value-type="float">
            <text:p>108216</text:p>
          </table:table-cell>
          <table:table-cell office:value-type="float" office:value="2" calcext:value-type="float">
            <text:p>2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energy_noRandom/vpython_energy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house_noRandom/vpython_house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medical_noRandom/vpython_medical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 table:number-rows-repeated="1048507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2:59:23.447352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5T13:08:29.903238779</dc:date>
    <meta:editing-duration>PT20M40S</meta:editing-duration>
    <meta:editing-cycles>2</meta:editing-cycles>
    <meta:generator>LibreOffice/6.4.7.2$Linux_X86_64 LibreOffice_project/40$Build-2</meta:generator>
    <meta:document-statistic meta:table-count="1" meta:cell-count="1657" meta:object-count="0"/>
  </office:meta>
</office:document-meta>
</file>